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75.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 foreach [c in customers</text:p>
            <text:p><text:s text:c="4"/>]&gt;&gt;&lt;&lt;[CustomerName]&gt;&gt;</text:p>
            <text:p/>
          </table:table-cell>
          <table:table-cell office:value-type="string" table:style-name="ce5">
            <text:p>&lt;&lt;[c.Orders.Sum(x=&gt;x.ProductOrders.Sum(y=&gt;y.Price)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foreach[o in c.Orders]&gt;&gt;</text:p>
            <text:p>&lt;&lt;foreach[p in o.ProductOrders]&gt;&gt;&lt;&lt;[p.Product.ProductName]&gt;&gt;</text:p>
            <text:p/>
          </table:table-cell>
          <table:table-cell office:value-type="string" table:style-name="ce5">
            <text:p>&lt;&lt;[p.Product.ProductPrice]&gt;&gt;&lt;&lt;/foreach&gt;&gt;&lt;&lt;/foreach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otal:</text:p>
          </table:table-cell>
          <table:table-cell office:value-type="string" table:style-name="ce5">
            <text:p>&lt;&lt;[ds.ProductOrders.Sum(y=&gt;y.Price)]&gt;&gt;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56:57Z</meta:creation-date>
    <dc:date>2015-12-14T06:53:41Z</dc:date>
  </office:meta>
</office:document-meta>
</file>